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11.548cm"/>
    </style:style>
    <style:style style:name="co5" style:family="table-column">
      <style:table-column-properties fo:break-before="auto" style:column-width="12.01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ff0000"/>
    </style:style>
  </office:automatic-styles>
  <office:body>
    <office:spreadsheet>
      <table:table table:name="Blad1" table:style-name="ta1" table:print="false">
        <table:table-column table:style-name="co2" table:default-cell-style-name="ce1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3">
          <table:table-cell office:value-type="string">
            <text:p>QTG Identifier #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ormal Climb Engine Operating (1.c1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ngine Acceleration (1.f1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ngine Deceleration (1.f2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itch Controller Position vs Force (2.a1) - Cruise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Pitch Controller Position vs Force (2.a1) - 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oll Controller Position vs Force (2.a2) - Cruise/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oll Controller Position vs Force (2.a2) - 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Ruder Pedal Position vs Force (2.a3) - Cruise/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Ruder Pedal Position vs Force (2.a3) - 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Pitch Trim Indicator vs Surface Position Calibration (2.a6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Alignment of Cockpit Throttle vs Selected Engine Parameter (2.a8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string">
            <text:p>Power Change Dynamics (2.c1)</text:p>
          </table:table-cell>
          <table:table-cell table:style-name="ce3" office:value-type="string">
            <text:p>Data available for cruise condition, but approach condition is referred in (1)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Flap Change Dynamics (2.c2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" office:value-type="string">
            <text:p>Spoiler/Speedbrake Change Dynamics (2.c3)</text:p>
          </table:table-cell>
          <table:table-cell table:style-name="ce3" office:value-type="string">
            <text:p>Data not available. Does not apply for Cessna C172</text:p>
          </table:table-cell>
          <table:table-cell table:style-name="ce5" office:value-type="string">
            <text:p>New</text:p>
          </table:table-cell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" office:value-type="string">
            <text:p>Gear Change Dynamics (2.c4)</text:p>
          </table:table-cell>
          <table:table-cell table:style-name="ce3" office:value-type="string">
            <text:p>Data not available. Does not apply for Cessna C172</text:p>
          </table:table-cell>
          <table:table-cell table:style-name="ce5" office:value-type="string">
            <text:p>New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Longitudinal Trim (2.c5) - Cruise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Longitudinal Trim (2.c5) - 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Longitudinal Manoeuvring Stability (2.c6) - Cruise</text:p>
          </table:table-cell>
          <table:table-cell table:style-name="ce4" office:value-type="string">
            <text:p>-</text:p>
          </table:table-cell>
          <table:table-cell table:style-name="ce5" office:value-type="string">
            <text:p>New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Longitudinal Manoeuvring Stability (2.c6) - Approach</text:p>
          </table:table-cell>
          <table:table-cell table:style-name="ce4" office:value-type="string">
            <text:p>-</text:p>
          </table:table-cell>
          <table:table-cell table:style-name="ce5" office:value-type="string">
            <text:p>New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Longitudinal Static Stability (2.c6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Stall Characteristics (2.c8) - Climb</text:p>
          </table:table-cell>
          <table:table-cell table:style-name="ce4" office:value-type="string">
            <text:p>-</text:p>
          </table:table-cell>
          <table:table-cell table:style-name="ce5" office:value-type="string">
            <text:p>New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Stall Characteristics (2.c8) - Approach</text:p>
          </table:table-cell>
          <table:table-cell table:style-name="ce4" office:value-type="string">
            <text:p>-</text:p>
          </table:table-cell>
          <table:table-cell table:style-name="ce5" office:value-type="string">
            <text:p>New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hugoid Dynamics (2.c9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3" office:value-type="string">
            <text:p>Short Period Dynamics (2.c10)</text:p>
          </table:table-cell>
          <table:table-cell table:style-name="ce3" office:value-type="string">
            <text:p>Data not available.</text:p>
          </table:table-cell>
          <table:table-cell table:style-name="ce5" office:value-type="string">
            <text:p>New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3" office:value-type="string">
            <text:p>Minimum Control Speed (2.d1)</text:p>
          </table:table-cell>
          <table:table-cell table:style-name="ce3" office:value-type="string">
            <text:p>Data not available.</text:p>
          </table:table-cell>
          <table:table-cell table:style-name="ce5" office:value-type="string">
            <text:p>New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Roll Response (Rate) (2.d2) - Cruise</text:p>
          </table:table-cell>
          <table:table-cell table:style-name="ce4" office:value-type="string">
            <text:p>-</text:p>
          </table:table-cell>
          <table:table-cell table:style-name="ce5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Roll Response (Rate) (2.d2) - 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3" office:value-type="string">
            <text:p>Step Input of Cockpit Roll Controller (2.d3)</text:p>
          </table:table-cell>
          <table:table-cell table:style-name="ce3" office:value-type="string">
            <text:p>Data not available.</text:p>
          </table:table-cell>
          <table:table-cell table:style-name="ce5" office:value-type="string">
            <text:p>New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Spiral Stability (2.d4) - Cruise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Spiral Stability (2.d4) - 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3" office:value-type="string">
            <text:p>Engine Inoperative Trim (2.d5) - Climb</text:p>
          </table:table-cell>
          <table:table-cell table:style-name="ce3" office:value-type="string">
            <text:p>Data not available. Might be provided by the performance manual.</text:p>
          </table:table-cell>
          <table:table-cell table:style-name="ce5" office:value-type="string">
            <text:p>New</text:p>
          </table:table-cell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3" office:value-type="string">
            <text:p>Engine Inoperative Trim (2.d5) - Approach</text:p>
          </table:table-cell>
          <table:table-cell table:style-name="ce3" office:value-type="string">
            <text:p>Data not available. Might be provided by the performance manual.</text:p>
          </table:table-cell>
          <table:table-cell table:style-name="ce5" office:value-type="string">
            <text:p>New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Rudder Response (2.d6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Dutch Roll (2.d7) - Cruise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Dutch Roll (2.d7) - 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Steady State Sideslip (2.d8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System Response Time (4.a1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/>
          <table:table-cell office:value-type="string">
            <text:p>(1) CS-FSTD(A)</text:p>
          </table:table-cell>
          <table:table-cell table:number-columns-repeated="2"/>
        </table:table-row>
        <table:table-row table:style-name="ro3" table:number-rows-repeated="104853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Blad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Blad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-05-2014</text:date>, <text:time>13:56: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1:42:22.87</meta:creation-date>
    <dc:date>2014-05-28T13:56:55.71</dc:date>
    <meta:editing-duration>PT6M42S</meta:editing-duration>
    <meta:editing-cycles>2</meta:editing-cycles>
    <meta:generator>OpenOffice.org/3.4.1$Win32 OpenOffice.org_project/341m1$Build-9593</meta:generator>
    <meta:document-statistic meta:table-count="3" meta:cell-count="126" meta:object-count="0"/>
  </office:meta>
</office:document-meta>
</file>